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table:number-columns-repeated="1638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table:number-columns-repeated="1638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table:number-columns-repeated="163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table:number-columns-repeated="1638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table:number-columns-repeated="163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table:number-columns-repeated="1638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table:number-columns-repeated="1638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table:number-columns-repeated="163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table:number-columns-repeated="1638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table:number-columns-repeated="163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table:number-columns-repeated="163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table:number-columns-repeated="1638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table:number-columns-repeated="1638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table:number-columns-repeated="163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table:number-columns-repeated="1638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table:number-columns-repeated="163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table:number-columns-repeated="1638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table:number-columns-repeated="1638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NOP_impl, &#9;// 0x10" calcext:value-type="string">
            <text:p>do_NOP_imp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NOP_impl, &#9;// 0x18" calcext:value-type="string">
            <text:p>do_NOP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NOP_impl, &#9;// 0x30" calcext:value-type="string">
            <text:p>do_NOP_imp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NOP_impl, &#9;// 0x38" calcext:value-type="string">
            <text:p>do_NOP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NOP_impl, &#9;// 0x50" calcext:value-type="string">
            <text:p>do_NOP_imp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NOP_impl, &#9;// 0x65" calcext:value-type="string">
            <text:p>do_NOP_impl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NOP_impl, &#9;// 0x70" calcext:value-type="string">
            <text:p>do_NOP_imp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NOP_impl, &#9;// 0x84" calcext:value-type="string">
            <text:p>do_NOP_impl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NOP_impl, &#9;// 0x85" calcext:value-type="string">
            <text:p>do_NOP_impl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NOP_impl, &#9;// 0x86" calcext:value-type="string">
            <text:p>do_NOP_impl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NOP_impl, &#9;// 0x88" calcext:value-type="string">
            <text:p>do_NOP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NOP_impl, &#9;// 0x8A" calcext:value-type="string">
            <text:p>do_NOP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NOP_impl, &#9;// 0x8C" calcext:value-type="string">
            <text:p>do_NOP_impl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NOP_impl, &#9;// 0x8E" calcext:value-type="string">
            <text:p>do_NOP_impl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NOP_impl, &#9;// 0x90" calcext:value-type="string">
            <text:p>do_NOP_imp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NOP_impl, &#9;// 0x94" calcext:value-type="string">
            <text:p>do_NOP_impl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NOP_impl, &#9;// 0x95" calcext:value-type="string">
            <text:p>do_NOP_impl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NOP_impl, &#9;// 0x96" calcext:value-type="string">
            <text:p>do_NOP_impl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NOP_impl, &#9;// 0x98" calcext:value-type="string">
            <text:p>do_NOP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NOP_impl, &#9;// 0x99" calcext:value-type="string">
            <text:p>do_NOP_impl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NOP_impl, &#9;// 0x9D" calcext:value-type="string">
            <text:p>do_NOP_impl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NOP_impl, &#9;// 0xA0" calcext:value-type="string">
            <text:p>do_NOP_impl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NOP_impl, &#9;// 0xA2" calcext:value-type="string">
            <text:p>do_NOP_impl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NOP_impl, &#9;// 0xA4" calcext:value-type="string">
            <text:p>do_NOP_impl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NOP_impl, &#9;// 0xA5" calcext:value-type="string">
            <text:p>do_NOP_impl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NOP_impl, &#9;// 0xA6" calcext:value-type="string">
            <text:p>do_NOP_impl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NOP_impl, &#9;// 0xA8" calcext:value-type="string">
            <text:p>do_NOP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NOP_impl, &#9;// 0xAC" calcext:value-type="string">
            <text:p>do_NOP_impl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NOP_impl, &#9;// 0xAD" calcext:value-type="string">
            <text:p>do_NOP_impl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NOP_impl, &#9;// 0xAE" calcext:value-type="string">
            <text:p>do_NOP_impl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NOP_impl, &#9;// 0xB0" calcext:value-type="string">
            <text:p>do_NOP_imp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NOP_impl, &#9;// 0xB4" calcext:value-type="string">
            <text:p>do_NOP_impl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NOP_impl, &#9;// 0xB5" calcext:value-type="string">
            <text:p>do_NOP_impl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NOP_impl, &#9;// 0xB6" calcext:value-type="string">
            <text:p>do_NOP_impl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NOP_impl, &#9;// 0xB9" calcext:value-type="string">
            <text:p>do_NOP_impl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NOP_impl, &#9;// 0xBC" calcext:value-type="string">
            <text:p>do_NOP_impl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NOP_impl, &#9;// 0xBD" calcext:value-type="string">
            <text:p>do_NOP_impl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NOP_impl, &#9;// 0xBE" calcext:value-type="string">
            <text:p>do_NOP_impl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NOP_impl, &#9;// 0xC8" calcext:value-type="string">
            <text:p>do_NOP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NOP_impl, &#9;// 0xC9" calcext:value-type="string">
            <text:p>do_NOP_impl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NOP_impl, &#9;// 0xCA" calcext:value-type="string">
            <text:p>do_NOP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NOP_impl, &#9;// 0xD0" calcext:value-type="string">
            <text:p>do_NOP_imp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NOP_impl, &#9;// 0xE0" calcext:value-type="string">
            <text:p>do_NOP_impl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NOP_impl, &#9;// 0xE5" calcext:value-type="string">
            <text:p>do_NOP_impl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NOP_impl, &#9;// 0xE9" calcext:value-type="string">
            <text:p>do_NOP_impl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NOP_impl, &#9;// 0xF0" calcext:value-type="string">
            <text:p>do_NOP_imp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23:51:54.4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08-26T02:26:55.096000000</dc:date>
    <meta:editing-duration>PT3H16M30S</meta:editing-duration>
    <meta:editing-cycles>10</meta:editing-cycles>
    <meta:generator>LibreOffice/7.5.4.2$Windows_X86_64 LibreOffice_project/36ccfdc35048b057fd9854c757a8b67ec53977b6</meta:generator>
    <meta:document-statistic meta:table-count="2" meta:cell-count="803" meta:object-count="0"/>
  </office:meta>
</office:document-meta>
</file>